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方正卡通简体" svg:font-family="方正卡通简体, 'Arial Unicode MS'" style:font-family-generic="script"/>
    <style:font-face style:name="宋体" svg:font-family="宋体, SimSu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微软雅黑 Light" svg:font-family="'微软雅黑 Light'" style:font-family-generic="swiss" style:font-pitch="variable"/>
    <style:font-face style:name="Lohit Devanagari" svg:font-family="'Lohit Devanagari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-asian="Calibri" style:font-name-complex="Calibri"/>
    </style:style>
    <style:style style:name="P2" style:family="paragraph" style:parent-style-name="代码">
      <style:text-properties officeooo:paragraph-rsid="000c8e27"/>
    </style:style>
    <style:style style:name="P3" style:family="paragraph" style:parent-style-name="代码">
      <style:text-properties style:font-name-asian="Courier New"/>
    </style:style>
    <style:style style:name="P4" style:family="paragraph" style:parent-style-name="代码">
      <style:text-properties officeooo:paragraph-rsid="000df01d" style:font-name-asian="Courier New"/>
    </style:style>
    <style:style style:name="P5" style:family="paragraph" style:parent-style-name="代码">
      <style:text-properties officeooo:paragraph-rsid="000abb6d"/>
    </style:style>
    <style:style style:name="P6" style:family="paragraph" style:parent-style-name="列出段落">
      <style:paragraph-properties fo:margin-left="0cm" fo:margin-right="0cm" fo:line-height="0.635cm" fo:text-align="justify" style:justify-single-word="false" fo:orphans="0" fo:widows="0" fo:text-indent="0cm" style:auto-text-indent="false"/>
    </style:style>
    <style:style style:name="P7" style:family="paragraph" style:parent-style-name="Standard">
      <style:text-properties style:font-name-asian="Calibri" style:font-name-complex="Calibri"/>
    </style:style>
    <style:style style:name="P8" style:family="paragraph" style:parent-style-name="Standard" style:list-style-name="WW8Num3"/>
    <style:style style:name="P9" style:family="paragraph" style:parent-style-name="Heading" style:master-page-name="Standard">
      <style:paragraph-properties style:page-number="auto"/>
    </style:style>
    <style:style style:name="T1" style:family="text">
      <style:text-properties style:font-name-asian="Calibri" style:font-name-complex="Calibri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alibri" fo:font-size="10.5pt" style:letter-kerning="true" style:font-size-asian="10.5pt" style:font-name-complex="Times New Roman"/>
    </style:style>
    <style:style style:name="T4" style:family="text">
      <style:text-properties style:font-name="Calibri" fo:font-size="10.5pt" style:letter-kerning="true" style:font-name-asian="Calibri" style:font-size-asian="10.5pt" style:font-name-complex="Calibri"/>
    </style:style>
    <style:style style:name="T5" style:family="text">
      <style:text-properties fo:color="#000000" style:font-name="Arial" fo:font-size="10pt" style:letter-kerning="true" style:font-size-asian="10pt" style:font-name-complex="Arial" style:language-complex="ar" style:country-complex="none"/>
    </style:style>
    <style:style style:name="T6" style:family="text">
      <style:text-properties fo:color="#000000" style:font-name="Arial" fo:font-size="10pt" style:letter-kerning="true" style:font-name-asian="Arial" style:font-size-asian="10pt" style:font-name-complex="Arial" style:language-complex="ar" style:country-complex="none"/>
    </style:style>
    <style:style style:name="T7" style:family="text">
      <style:text-properties style:font-name-asian="Courier New"/>
    </style:style>
    <style:style style:name="T8" style:family="text">
      <style:text-properties officeooo:rsid="000abb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ADMIN管理员测试题</text:h>
      <text:h text:style-name="Heading_20_2" text:outline-level="2">单选(30分)</text:h>
      <text:p text:style-name="Standard">1.在RHEL7中，目录结构描述正确的是（b<text:span text:style-name="T1"> <text:s text:c="4"/></text:span>）</text:p>
      <text:p text:style-name="Standard">A /bin主要临时文件</text:p>
      <text:p text:style-name="Standard">B /root是管理员家目录</text:p>
      <text:p text:style-name="Standard">C /var主要存放设备文件</text:p>
      <text:p text:style-name="Standard">D /home主要存放系统配置文件</text:p>
      <text:p text:style-name="Standard"/>
      <text:p text:style-name="Standard">2.在RHEL7中，设备在系统中是利用（<text:span text:style-name="T1"> a <text:s text:c="3"/></text:span>）表示</text:p>
      <text:p text:style-name="Standard">A 文件方式</text:p>
      <text:p text:style-name="Standard">B 目录方式</text:p>
      <text:p text:style-name="Standard">C 压缩包方式</text:p>
      <text:p text:style-name="Standard">D 程序方式</text:p>
      <text:p text:style-name="Standard"/>
      <text:p text:style-name="Standard"><text:bookmark text:name="_1.3_SVN_与GIT"/>3.在RHEL7中，关于路径的操作正确的是（<text:span text:style-name="T1"> d <text:s text:c="3"/></text:span>）</text:p>
      <text:p text:style-name="Standard">A“cd <text:s/>..”代表返回上一次工作目录</text:p>
      <text:p text:style-name="Standard">B“cd <text:s/>.”代表返回上一级工作目录</text:p>
      <text:p text:style-name="Standard">C“cd <text:s/>-”代表去往当前文件夹</text:p>
      <text:p text:style-name="Standard">D“cd <text:s/>~”代表去往当前用户的家目录</text:p>
      <text:p text:style-name="Standard"/>
      <text:p text:style-name="Standard">4.在Linux中，通过/etc/passwd文件可以查询（<text:span text:style-name="T1"> <text:s/>a <text:s text:c="2"/></text:span>）信息</text:p>
      <text:p text:style-name="Standard">A用户基本组</text:p>
      <text:p text:style-name="Standard">B用户密码</text:p>
      <text:p text:style-name="Standard">C用户计划任务</text:p>
      <text:p text:style-name="Standard">D用户登录时间</text:p>
      <text:p text:style-name="Standard"/>
      <text:p text:style-name="Standard">5.在RHEL7进行压缩或者减压，下列操作正确的是（<text:span text:style-name="T1"> <text:s text:c="2"/>d <text:s text:c="2"/></text:span>）</text:p>
      <text:p text:style-name="Standard">A tar –zcf abc.tar.bz2 /root</text:p>
      <text:p text:style-name="Standard">B tar –jcf abc.tar.xz <text:s/>/root</text:p>
      <text:p text:style-name="Standard">C tar –xf abc.tar.bz2 –d /opt</text:p>
      <text:p text:style-name="Standard">D tar –xf abc.tar.bz2 –C /opt</text:p>
      <text:p text:style-name="P1"><text:s text:c="2"/></text:p>
      <text:p text:style-name="Standard">6.关于重定向，下列描述正确的是（<text:span text:style-name="T1"> <text:s/>c <text:s text:c="2"/></text:span>）</text:p>
      <text:p text:style-name="Standard">A重定向是将前面命令的结果当作后面命令的参数</text:p>
      <text:p text:style-name="Standard">B重定向不可以可以生成文件</text:p>
      <text:p text:style-name="Standard">C重定向<text:span text:style-name="T1">“</text:span>&gt;&gt;”可以追加写入</text:p>
      <text:p text:style-name="Standard">D重定向可以生成目录</text:p>
      <text:p text:style-name="Standard"/>
      <text:p text:style-name="Standard">7.关于find，下列描述正确的是（<text:span text:style-name="T1"> <text:s/>d <text:s text:c="4"/></text:span>）</text:p>
      <text:p text:style-name="Standard">A find会查找文本文件内容</text:p>
      <text:p text:style-name="Standard">B -name选项不可以用通配符</text:p>
      <text:p text:style-name="Standard"><text:soft-page-break/>C -type l代表查找文件类型是文件</text:p>
      <text:p text:style-name="Standard">D -mtime按照文件的修改时间查找</text:p>
      <text:p text:style-name="Standard"/>
      <text:p text:style-name="Standard"><text:bookmark text:name="_1.6_SVN_工作原理"/>8.关于mount挂载，下列描述正确的是（<text:span text:style-name="T1"> <text:s text:c="3"/>a <text:s text:c="2"/></text:span>）</text:p>
      <text:p text:style-name="Standard">A挂载点必须是一个目录</text:p>
      <text:p text:style-name="Standard">B挂载点必须是一个文件</text:p>
      <text:p text:style-name="Standard">C一个设备不可以有多个挂载点</text:p>
      <text:p text:style-name="Standard">D 挂载后只能重启卸载</text:p>
      <text:p text:style-name="Standard"/>
      <text:p text:style-name="Standard">9.关于Linux用户属性，下列描述正确的是（<text:span text:style-name="T1"> <text:s text:c="2"/>c <text:s text:c="2"/></text:span>）</text:p>
      <text:p text:style-name="Standard">A Linux用户名起到唯一标识</text:p>
      <text:p text:style-name="Standard">B对于一个Linux用户而言可以有多个基本组</text:p>
      <text:p text:style-name="Standard">C 默认Linux普通用户登录的shell为/bin/bash</text:p>
      <text:p text:style-name="Standard">D Linux中普通用户的家目录必须在/home</text:p>
      <text:p text:style-name="P1"><text:s/></text:p>
      <text:p text:style-name="Standard">10.下列文件中，包含了主机名到IP地址的映射关系的文件是：（<text:span text:style-name="T1"> b <text:s text:c="4"/></text:span>）</text:p>
      <text:p text:style-name="Standard">A /etc/hostname<text:tab/><text:tab/><text:tab/><text:tab/><text:tab/><text:tab/></text:p>
      <text:p text:style-name="Standard">B /etc/hosts</text:p>
      <text:p text:style-name="Standard">C /etc/resolv.conf<text:tab/><text:tab/><text:tab/><text:tab/><text:tab/><text:tab/><text:tab/></text:p>
      <text:p text:style-name="Standard">D /etc/paswd</text:p>
      <text:p text:style-name="Standard"/>
      <text:p text:style-name="Standard">11.NFS是（<text:span text:style-name="T1"> <text:s text:c="5"/>c</text:span>）系统。</text:p>
      <text:p text:style-name="Standard">A文件<text:tab/><text:tab/><text:tab/><text:tab/><text:tab/><text:tab/><text:tab/><text:tab/><text:tab/><text:tab/></text:p>
      <text:p text:style-name="Standard">B磁盘</text:p>
      <text:p text:style-name="Standard">C网络文件<text:tab/><text:tab/><text:tab/><text:tab/><text:tab/><text:tab/><text:tab/><text:tab/><text:tab/></text:p>
      <text:p text:style-name="Standard">D操作<text:span text:style-name="T1"> </text:span></text:p>
      <text:p text:style-name="Standard"/>
      <text:p text:style-name="Standard">12.己知某用户studl，其用户目录为/home/studl。如果当前目录为/home，进入目录/home/studl/test 的命令是（<text:span text:style-name="T1"> <text:s text:c="2"/>c <text:s text:c="2"/></text:span>）。</text:p>
      <text:p text:style-name="Standard">A cd <text:s/>test<text:tab/><text:tab/><text:tab/><text:tab/><text:tab/><text:tab/><text:tab/><text:tab/><text:tab/></text:p>
      <text:p text:style-name="Standard">B cd <text:s/>/studl/test</text:p>
      <text:p text:style-name="Standard">C cd <text:s/>studl/test<text:span text:style-name="T2"><text:tab/></text:span><text:tab/><text:tab/><text:tab/><text:tab/><text:tab/><text:tab/><text:tab/></text:p>
      <text:p text:style-name="Standard">D cd <text:s/>home</text:p>
      <text:p text:style-name="Standard"/>
      <text:p text:style-name="P6"><text:span text:style-name="T3">13.用户编写了一个文本文件a.txt，想讲该文件名称改为txt.a，下列命令哪条命令可以实现？（</text:span><text:span text:style-name="T4"> <text:s text:c="2"/>c <text:s/></text:span><text:span text:style-name="T3">） <text:s text:c="4"/>d</text:span></text:p>
      <text:p text:style-name="Standard">A cd a.txt xt.a<text:tab/><text:tab/><text:tab/><text:tab/><text:tab/><text:tab/><text:tab/><text:tab/><text:tab/></text:p>
      <text:p text:style-name="Standard">B echo a.txt &gt; txt.a</text:p>
      <text:p text:style-name="Standard">C rm a.txt txt.a<text:tab/><text:tab/><text:tab/><text:tab/><text:tab/><text:tab/><text:tab/><text:tab/></text:p>
      <text:p text:style-name="Standard">D cat a.txt &gt; txt.a</text:p>
      <text:p text:style-name="Standard"/>
      <text:p text:style-name="P6"><text:span text:style-name="T3">14.下面关于文件</text:span><text:span text:style-name="T4">“</text:span><text:span text:style-name="T3">/etc/sysconfig/network-scripts/ifcfg-eth0”的描述哪个是正确的（</text:span><text:span text:style-name="T4"> <text:s text:c="2"/>d <text:s/></text:span><text:span text:style-name="T3">）</text:span></text:p>
      <text:p text:style-name="Standard">A 它是一个系统脚本文件<text:tab/><text:tab/><text:tab/><text:tab/><text:tab/><text:tab/></text:p>
      <text:p text:style-name="Standard">B 它是可执行文件</text:p>
      <text:p text:style-name="Standard"><text:soft-page-break/>C 它存放本机的名字<text:tab/><text:tab/><text:tab/><text:tab/><text:tab/><text:tab/><text:tab/></text:p>
      <text:p text:style-name="Standard">D 它指定本机eth0的IP地址</text:p>
      <text:p text:style-name="Standard"/>
      <text:p text:style-name="P6"><text:span text:style-name="T3">15.crontab文件由六个域组成，每个域之间用空格分割，其排列如下（</text:span><text:span text:style-name="T4"> b</text:span><text:span text:style-name="T3">）。</text:span></text:p>
      <text:p text:style-name="Standard">A MIN HOUR DAY MONTH YEAR COMMAND</text:p>
      <text:p text:style-name="Standard">B MIN HOUR DAY MONTH WEEK COMMAND</text:p>
      <text:p text:style-name="Standard">C COMMAND HOUR DAY MONTH MIN WEEK</text:p>
      <text:p text:style-name="Standard">D COMMAND YEAR MONTH DAY HOUR MIN</text:p>
      <text:p text:style-name="Standard"/>
      <text:h text:style-name="Heading_20_2" text:outline-level="2">填空题（20分）</text:h>
      <text:list xml:id="list2774898851088390407" text:style-name="WW8Num3">
        <text:list-item>
          <text:p text:style-name="P8">Linux中通过修改（<text:span text:style-name="T1"> /root/.bashrc <text:s text:c="7"/></text:span>）文件可以为root设置永久别名</text:p>
        </text:list-item>
        <text:list-item>
          <text:p text:style-name="P8"><text:span text:style-name="T5">在Linux系统中，用户zhangsan属于student组，使用ls -l命令查看文件abc的属性如下所示：</text:span><text:span text:style-name="T6"> <text:s/></text:span><text:span text:style-name="T5"><text:line-break/>[root@server ~]# ls <text:s/>-l <text:s/>abc <text:s/><text:line-break/>-rw-r--r-- 1 kenthy student 14 May 11 14:26 abc <text:s/><text:line-break/>则zhangsan对abc文件具有（读</text:span><text:span text:style-name="T6"> <text:s text:c="3"/></text:span><text:span text:style-name="T5">）权限。</text:span></text:p>
        </text:list-item>
      </text:list>
      <text:p text:style-name="Standard">3.<text:span text:style-name="T5"> 复制时如果出现同名文件，想要强制覆盖没有提示如何操作（</text:span><text:span text:style-name="T6"> \cp <text:s text:c="3"/></text:span><text:span text:style-name="T5">）</text:span></text:p>
      <text:p text:style-name="Standard">4. 在Linux显示/etc/login.defs文件有效信息，要去除文件内容中（注释<text:span text:style-name="T1"> <text:s text:c="3"/></text:span>）与（<text:span text:style-name="T1"> 空行 <text:s text:c="2"/></text:span>）信息</text:p>
      <text:p text:style-name="Standard">5. <text:span text:style-name="T5">在Linux系统中，执行（</text:span><text:span text:style-name="T6"> chown -R <text:s text:c="5"/></text:span><text:span text:style-name="T5">）命令可以递归修改归属关系。</text:span></text:p>
      <text:h text:style-name="Heading_20_2" text:outline-level="2"/>
      <text:h text:style-name="Heading_20_2" text:outline-level="2"/>
      <text:h text:style-name="Heading_20_2" text:outline-level="2">问答题：（20分）</text:h>
      <text:p text:style-name="Standard"/>
      <text:p text:style-name="Standard">1.执行Linux命令屏幕显示command not found原因是什么？</text:p>
      <text:p text:style-name="代码">答：1.linux中没有当前执行的命令行所对应的程序或在别名</text:p>
      <text:p text:style-name="代码"/>
      <text:p text:style-name="代码"/>
      <text:p text:style-name="代码"/>
      <text:p text:style-name="Standard">2. 利用vim 修改文件/opt/abc/1.txt，保存并退出时提示信息如下：</text:p>
      <text:p text:style-name="Standard"><text:span text:style-name="T1">“</text:span>/opt/abc/1.txt" E212: 无法打开并写入文件<text:span text:style-name="T1"> </text:span>请按<text:span text:style-name="T1"> </text:span>ENTER 或其它命令继续<text:span text:style-name="T1">” </text:span></text:p>
      <text:p text:style-name="Standard"><text:span text:style-name="T1"><text:s/></text:span>原因有哪些？无权限，路径错了，分区只读</text:p>
      <text:p text:style-name="代码">答：<text:span text:style-name="T7"> 1.当前用户对于/opt/abc/1.txt文件的所属关系为其他人，而该文件的其他人没有rwx权限。</text:span></text:p>
      <text:p text:style-name="P4"><text:s text:c="4"/>2.当前用户对于/opt/abc/1.txt文件的所属关系为所属组，而该文件的所属组没有rwx权限。</text:p>
      <text:p text:style-name="P4"><text:s text:c="4"/>3.当前用户对于/opt/abc/1.txt文件的所属关系为所属主，而该文件的所属主没有rwx权限 </text:p>
      <text:p text:style-name="代码"><text:soft-page-break/></text:p>
      <text:p text:style-name="代码"/>
      <text:p text:style-name="代码"/>
      <text:p text:style-name="代码"/>
      <text:p text:style-name="代码"/>
      <text:p text:style-name="Standard">3.执行两个操作chown <text:s/>-R <text:s/>:student <text:s/>/test 与<text:span text:style-name="T1"> <text:s/></text:span>chmod <text:s/>g+s <text:s/>/test，这两个操作有何不同<text:span text:style-name="T1"> </text:span>？</text:p>
      <text:p text:style-name="P2">答：chown <text:s/>-R <text:s/>:student <text:s/>/test 是把/test目录原来的所属组改为student组</text:p>
      <text:p text:style-name="P2"><text:s text:c="5"/>chmod <text:s/>g+s <text:s/>/test 是把原来的所属组增加s权限，没有改变所属组</text:p>
      <text:p text:style-name="P3"><text:s/></text:p>
      <text:p text:style-name="代码"/>
      <text:p text:style-name="代码"/>
      <text:p text:style-name="代码"/>
      <text:p text:style-name="代码"/>
      <text:p text:style-name="代码"/>
      <text:p text:style-name="Standard"/>
      <text:p text:style-name="Standard">4.卸载光驱设备时提示<text:span text:style-name="T1">“</text:span>设备正忙<text:span text:style-name="T1">”</text:span>无法卸载，其原因是什么</text:p>
      <text:p text:style-name="Standard"/>
      <text:p text:style-name="代码">答：当前终端或在其他的终端正在挂载目录里面及正在使用挂载目录。</text:p>
      <text:p text:style-name="P3"><text:s/></text:p>
      <text:p text:style-name="代码"/>
      <text:p text:style-name="代码"/>
      <text:h text:style-name="Heading_20_2" text:outline-level="2">实操题：（30）</text:h>
      <text:p text:style-name="Standard">1）请用一条命令创建目录结构/zhangsan/a/nsd01、/zhangsan/b/nsd01、/lisi/a/nsd01、/lisi/b/nsd02你有几种办法，请写出</text:p>
      <text:p text:style-name="P2">第一种：mkdir -p /zhangsan/a/nsd01 /zhangsan/b/nsd01 /lisi/a/nsd01 /lisi/b/nsd02</text:p>
      <text:p text:style-name="代码"/>
      <text:p text:style-name="代码"/>
      <text:p text:style-name="代码"/>
      <text:p text:style-name="Standard">2）查看/boot文件夹本身的全部内容，以长格式显示、带易读单位。</text:p>
      <text:p text:style-name="代码">ls -Alh /boot</text:p>
      <text:p text:style-name="代码"/>
      <text:p text:style-name="Standard">3）简述搭建网络Yum仓库配置过程</text:p>
      <text:p text:style-name="代码">第一步：找到网络yum源服务器或者自己搭建yum源服务器</text:p>
      <text:p text:style-name="代码">第二步：配置yum客户端，在/etc/yum.repos.d/下新建*.repo文件</text:p>
      <text:p text:style-name="P5">第三部：在*.repo文件中写入例如：</text:p>
      <text:p text:style-name="P5"><text:s text:c="8"/>[rhel7]</text:p>
      <text:p text:style-name="代码"><text:soft-page-break/><text:s text:c="8"/>name=rhel7.0</text:p>
      <text:p text:style-name="代码"><text:s text:c="8"/>baseurl=yum源服务器地址</text:p>
      <text:p text:style-name="代码"><text:s text:c="8"/>enabled=1</text:p>
      <text:p text:style-name="代码"><text:s text:c="8"/>gpgcheck=0</text:p>
      <text:p text:style-name="代码">第四步：测试yum命令</text:p>
      <text:p text:style-name="代码"/>
      <text:p text:style-name="代码"/>
      <text:p text:style-name="代码"/>
      <text:p text:style-name="代码"/>
      <text:p text:style-name="代码"/>
      <text:p text:style-name="代码"/>
      <text:p text:style-name="Standard">4）若要找出/var/log路径下并删除最近三个月从未修改过的文件并删除，其操作命令是</text:p>
      <text:p text:style-name="代码">find /var/log -mtime +90 -exec rm {} \;</text:p>
      <text:p text:style-name="代码"/>
      <text:p text:style-name="Standard">5）将NFS服务器(192.168.1.1)上共享目录/home/guests，挂载到本地/mnt其操作命令是</text:p>
      <text:p text:style-name="代码">mount 192<text:span text:style-name="T8">.168.1.1:/home/guests /mnt</text:span></text:p>
      <text:p text:style-name="代码"/>
      <text:p text:style-name="Standard">6）<text:span text:style-name="T1"> </text:span>为lisi设置权限，可以读取/etc/shadow文件内容，你有几种办法，请写出</text:p>
      <text:p text:style-name="Standard"/>
      <text:p text:style-name="代码">第一种：lisi为其他人，chmod o=r /etc/shadow</text:p>
      <text:p text:style-name="代码">第二种：创建组test，并把lisi加入到组test中，执行 chown ：test /etc/shadow</text:p>
      <text:p text:style-name="代码"><text:s text:c="8"/>chmod g=r /etc/shadow</text:p>
      <text:p text:style-name="代码">第三种：chown lisi /etc/shadow chmod u=r /etc/shdow</text:p>
      <text:p text:style-name="代码">第四种：setfacl -m u:lisi:r /etc/shadow</text:p>
      <text:p text:style-name="代码"/>
      <text:p text:style-name="代码"/>
      <text:p text:style-name="代码"/>
      <text:p text:style-name="代码"/>
      <text:p text:style-name="代码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方正卡通简体" svg:font-family="方正卡通简体, 'Arial Unicode MS'" style:font-family-generic="script"/>
    <style:font-face style:name="宋体" svg:font-family="宋体, SimSu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微软雅黑 Light" svg:font-family="'微软雅黑 Light'" style:font-family-generic="swiss" style:font-pitch="variable"/>
    <style:font-face style:name="Lohit Devanagari" svg:font-family="'Lohit Devanagari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font-name-asian="宋体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swiss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line-height="115%" fo:text-align="start" style:justify-single-word="false" fo:keep-together="always" fo:orphans="2" fo:widows="2" fo:keep-with-next="always"/>
      <style:text-properties fo:color="#008080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line-height="115%" fo:text-align="start" style:justify-single-word="false" fo:keep-together="always" fo:orphans="2" fo:widows="2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line-height="115%" fo:text-align="start" style:justify-single-word="false" fo:keep-together="always" fo:orphans="2" fo:widows="2" fo:keep-with-next="always"/>
      <style:text-properties fo:color="#808080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15%" fo:text-align="start" style:justify-single-word="false" fo:orphans="2" fo:widows="2" fo:text-indent="0cm" style:auto-text-indent="false"/>
      <style:text-properties fo:font-size="11pt" style:letter-kerning="true" style:font-size-asian="11pt" style:font-size-complex="11pt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141cm" fo:padding-right="0.141cm" fo:padding-top="0.035cm" fo:padding-bottom="0.035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批注框文本" style:family="paragraph" style:parent-style-name="Standard">
      <style:paragraph-properties fo:text-align="start" style:justify-single-word="false" fo:orphans="2" fo:widows="2"/>
      <style:text-properties style:font-name="Tahoma" fo:font-family="Tahoma" style:font-family-generic="swiss" style:font-pitch="variable" fo:font-size="8pt" style:letter-kerning="true" style:font-size-asian="8pt" style:font-name-complex="Tahoma" style:font-family-complex="Tahoma" style:font-family-generic-complex="swiss" style:font-pitch-complex="variable" style:font-size-complex="8pt"/>
    </style:style>
    <style:style style:name="批注文字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/>
      <style:text-properties fo:font-size="11pt" style:letter-kerning="true" style:font-size-asian="11pt" style:font-size-complex="11pt"/>
    </style:style>
    <style:style style:name="日期" style:family="paragraph" style:parent-style-name="Standard" style:next-style-name="Standard">
      <style:paragraph-properties fo:margin-top="0cm" fo:margin-bottom="0.353cm" loext:contextual-spacing="false" fo:line-height="115%" fo:text-align="start" style:justify-single-word="false" fo:orphans="2" fo:widows="2"/>
      <style:text-properties fo:font-size="11pt" style:letter-kerning="true" style:font-size-asian="11pt" style:font-size-complex="11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15%" fo:text-align="start" style:justify-single-word="false" fo:orphans="2" fo:widows="2" fo:text-indent="0cm" style:auto-text-indent="false"/>
      <style:text-properties fo:font-size="11pt" style:letter-kerning="true" style:font-size-asian="11pt" style:font-size-complex="11pt"/>
    </style:style>
    <style:style style:name="文档结构图" style:family="paragraph" style:parent-style-name="Standard">
      <style:paragraph-properties fo:text-align="start" style:justify-single-word="false" fo:orphans="2" fo:widows="2"/>
      <style:text-properties style:font-name="Tahoma" fo:font-family="Tahoma" style:font-family-generic="swiss" style:font-pitch="variable" fo:font-size="8pt" style:letter-kerning="true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15%" fo:text-align="start" style:justify-single-word="false" fo:orphans="2" fo:widows="2"/>
      <style:text-properties fo:font-size="11pt" style:letter-kerning="true" style:font-size-asian="11pt" style:font-size-complex="11pt"/>
    </style:style>
    <style:style style:name="批注主题" style:family="paragraph" style:parent-style-name="批注文字" style:next-style-name="批注文字">
      <style:text-properties fo:font-weight="bold" style:font-weight-asian="bold" style:font-weight-complex="bold"/>
    </style:style>
    <style:style style:name="普通_28_网站_29_" style:display-name="普通(网站)" style:family="paragraph" style:parent-style-name="Standard">
      <style:paragraph-properties fo:margin-top="0.494cm" fo:margin-bottom="0.494cm" loext:contextual-spacing="false" fo:text-align="start" style:justify-single-word="false" fo:orphans="2" fo:widows="2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表格正文" style:family="paragraph" style:parent-style-name="Standard">
      <style:paragraph-properties fo:text-align="center" style:justify-single-word="false" style:snap-to-layout-grid="false"/>
      <style:text-properties style:font-name="微软雅黑" fo:font-family="微软雅黑" style:font-family-generic="swiss" style:font-pitch="variable" fo:font-size="9pt" style:font-name-asian="微软雅黑" style:font-family-asian="微软雅黑" style:font-family-generic-asian="swiss" style:font-pitch-asian="variable" style:font-size-asian="9pt" style:font-name-complex="微软雅黑" style:font-family-complex="微软雅黑" style:font-family-generic-complex="swiss" style:font-pitch-complex="variable" style:font-size-complex="9pt"/>
    </style:style>
    <style:style style:name="无序列表" style:family="paragraph" style:parent-style-name="Standard" style:list-style-name="WW8Num13">
      <style:paragraph-properties fo:margin-top="0.288cm" fo:margin-bottom="0.288cm" loext:contextual-spacing="true" style:snap-to-layout-grid="false"/>
      <style:text-properties style:font-name="微软雅黑" fo:font-family="微软雅黑" style:font-family-generic="swiss" style:font-pitch="variable" style:font-name-asian="微软雅黑" style:font-family-asian="微软雅黑" style:font-family-generic-asian="swiss" style:font-pitch-asian="variable" style:font-name-complex="微软雅黑" style:font-family-complex="微软雅黑" style:font-family-generic-complex="swiss" style:font-pitch-complex="variable" style:font-size-complex="11pt"/>
    </style:style>
    <style:style style:name="列出段落1" style:family="paragraph" style:parent-style-name="Standard">
      <style:paragraph-properties fo:margin-left="1.27cm" fo:margin-right="0cm" fo:margin-top="0cm" fo:margin-bottom="0.353cm" loext:contextual-spacing="true" fo:line-height="115%" fo:text-align="start" style:justify-single-word="false" fo:orphans="2" fo:widows="2" fo:text-indent="0cm" style:auto-text-indent="false"/>
      <style:text-properties fo:font-size="11pt" style:letter-kerning="true" style:font-size-asian="11pt" style:font-size-complex="11pt"/>
    </style:style>
    <style:style style:name="无间隔1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宋体" style:font-family-asian="宋体, SimSu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表格标题" style:family="paragraph" style:parent-style-name="Standard">
      <style:paragraph-properties fo:text-align="center" style:justify-single-word="false" style:snap-to-layout-grid="false"/>
      <style:text-properties fo:color="#000000"/>
    </style:style>
    <style:style style:name="TOC_20_标题1" style:display-name="TOC 标题1" style:family="paragraph" style:parent-style-name="Heading_20_1" style:next-style-name="Standard" style:default-outline-level="" style:list-style-name=""/>
    <style:style style:name="代码" style:family="paragraph" style:parent-style-name="Standard">
      <style:paragraph-properties fo:line-height="125%" fo:text-align="start" style:justify-single-word="false" fo:orphans="2" fo:widows="2" fo:padding-left="0.141cm" fo:padding-right="0.141cm" fo:padding-top="0.035cm" fo:padding-bottom="0cm" fo:border="0.74pt solid #c0c0c0" style:text-autospace="none"/>
      <style:text-properties style:font-name="Courier New" fo:font-family="'Courier New'" style:font-family-generic="modern" fo:font-size="10pt" style:letter-kerning="true" style:font-size-asian="10pt" style:font-name-complex="Courier New" style:font-family-complex="'Courier New'" style:font-family-generic-complex="modern" style:font-size-complex="10.5pt"/>
    </style:style>
    <style:style style:name="列出段落" style:family="paragraph" style:parent-style-name="Standard">
      <style:paragraph-properties fo:margin-left="0cm" fo:margin-right="0cm" fo:text-align="start" style:justify-single-word="false" fo:orphans="2" fo:widows="2" fo:text-indent="0.741cm" style:auto-text-indent="false"/>
      <style:text-properties style:font-name="宋体" fo:font-family="宋体, SimSun" style:font-pitch="variable" fo:font-size="12pt" style:letter-kerning="true" style:font-size-asian="12pt" style:font-name-complex="宋体" style:font-family-complex="宋体, SimSun" style:font-pitch-complex="variable"/>
    </style:style>
    <style:style style:name="样式2" style:family="paragraph" style:parent-style-name="Standard">
      <style:paragraph-properties fo:line-height="0.635cm"/>
      <style:text-properties fo:color="#0070c0" style:font-name="微软雅黑 Light" fo:font-family="'微软雅黑 Light'" style:font-family-generic="swiss" style:font-pitch="variable" fo:font-size="12pt" fo:font-weight="bold" style:font-name-asian="微软雅黑 Light" style:font-family-asian="'微软雅黑 Light'" style:font-family-generic-asian="swiss" style:font-pitch-asian="variable" style:font-size-asian="12pt" style:language-asian="zh" style:country-asian="TW" style:font-weight-asian="bold" style:font-name-complex="微软雅黑 Light" style:font-family-complex="'微软雅黑 Light'" style:font-family-generic-complex="swiss" style:font-pitch-complex="variable" style:font-size-complex="11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ize="10pt" style:letter-kerning="true" style:font-size-asian="10pt" style:font-name-complex="Arial" style:font-family-complex="Arial" style:font-family-generic-complex="swiss" style:font-pitch-complex="variable" style:language-complex="ar" style:country-complex="non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默认段落字体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批注引用" style:family="text">
      <style:text-properties fo:font-size="10.5pt" style:font-size-asian="10.5pt" style:font-size-complex="10.5pt"/>
    </style:style>
    <style:style style:name="标题_20_1_20_Char" style:display-name="标题 1 Char" style:family="text">
      <style:text-properties fo:color="#008080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weight-complex="bold"/>
    </style:style>
    <style:style style:name="代码_20_Char" style:display-name="代码 Char" style:family="text">
      <style:text-properties style:font-name="Courier New" fo:font-family="'Courier New'" style:font-family-generic="modern" fo:background-color="#f3f3f3" style:font-name-complex="Courier New" style:font-family-complex="'Courier New'" style:font-family-generic-complex="modern" style:font-size-complex="10.5pt"/>
    </style:style>
    <style:style style:name="文档结构图_20_Char" style:display-name="文档结构图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rm" style:family="text"/>
    <style:style style:name="批注框文本_20_Char" style:display-name="批注框文本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页脚_20_Char" style:display-name="页脚 Char" style:family="text">
      <style:text-properties fo:font-size="9pt" style:letter-kerning="true" style:font-size-asian="9pt" style:font-size-complex="12pt"/>
    </style:style>
    <style:style style:name="无序列表_20_Char" style:display-name="无序列表 Char" style:family="text">
      <style:text-properties style:font-name="微软雅黑" fo:font-family="微软雅黑" style:font-family-generic="swiss" style:font-pitch="variable" fo:font-size="10.5pt" style:letter-kerning="true" style:font-name-asian="微软雅黑" style:font-family-asian="微软雅黑" style:font-family-generic-asian="swiss" style:font-pitch-asian="variable" style:font-size-asian="10.5pt" style:font-name-complex="微软雅黑" style:font-family-complex="微软雅黑" style:font-family-generic-complex="swiss" style:font-pitch-complex="variable" style:font-size-complex="11pt"/>
    </style:style>
    <style:style style:name="批注文字_20_Char" style:display-name="批注文字 Char" style:family="text">
      <style:text-properties fo:font-size="11pt" style:font-size-asian="11pt" style:font-size-complex="11pt"/>
    </style:style>
    <style:style style:name="日期_20_Char" style:display-name="日期 Char" style:family="text">
      <style:text-properties fo:font-size="11pt" style:font-size-asian="11pt" style:font-size-complex="11pt"/>
    </style:style>
    <style:style style:name="标题_20_2_20_Char" style:display-name="标题 2 Char" style:family="text">
      <style:text-properties fo:color="#808080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weight-complex="bold"/>
    </style:style>
    <style:style style:name="批注主题_20_Char" style:display-name="批注主题 Char" style:family="text">
      <style:text-properties fo:font-size="11pt" fo:font-weight="bold" style:font-size-asian="11pt" style:font-weight-asian="bold" style:font-size-complex="11pt" style:font-weight-complex="bold"/>
    </style:style>
    <style:style style:name="标题_20_3_20_Char" style:display-name="标题 3 Char" style:family="text">
      <style:text-properties fo:color="#808080" style:font-name="Cambria" fo:font-family="Cambria" style:font-family-generic="roman" style:font-pitch="variable" fo:font-size="11pt" fo:font-weight="bold" style:font-size-asian="11pt" style:font-weight-asian="bold" style:font-name-complex="Cambria" style:font-family-complex="Cambria" style:font-family-generic-complex="roman" style:font-pitch-complex="variable" style:font-weight-complex="bold"/>
    </style:style>
    <style:style style:name="引用1" style:family="text"/>
    <style:style style:name="页眉_20_Char" style:display-name="页眉 Char" style:family="text">
      <style:text-properties fo:font-size="9pt" style:letter-kerning="true" style:font-size-asian="9pt" style:font-size-complex="12pt"/>
    </style:style>
    <style:style style:name="标题_20_Char" style:display-name="标题 Char" style:family="text">
      <style:text-properties style:font-name="Calibri Light" fo:font-family="'Calibri Light'" style:font-family-generic="swiss" style:font-pitch="variable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ABC" style:family="text">
      <style:text-properties fo:color="#ff0000" fo:font-size="12pt" fo:font-weight="bold" style:font-name-asian="方正卡通简体" style:font-family-asian="方正卡通简体, 'Arial Unicode MS'" style:font-family-generic-asian="script" style:font-size-asian="12pt" style:font-weight-asian="bold"/>
    </style:style>
    <style:style style:name="样式2_20_Char" style:display-name="样式2 Char" style:family="text">
      <style:text-properties fo:color="#0070c0" style:font-name="微软雅黑 Light" fo:font-family="'微软雅黑 Light'" style:font-family-generic="swiss" style:font-pitch="variable" fo:font-size="12pt" fo:font-weight="bold" style:letter-kerning="true" style:font-name-asian="微软雅黑 Light" style:font-family-asian="'微软雅黑 Light'" style:font-family-generic-asian="swiss" style:font-pitch-asian="variable" style:font-size-asian="12pt" style:language-asian="zh" style:country-asian="TW" style:font-weight-asian="bold" style:font-name-complex="微软雅黑 Light" style:font-family-complex="'微软雅黑 Light'" style:font-family-generic-complex="swiss" style:font-pitch-complex="variable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）" style:num-format="1" text:start-value="10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4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4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）" style:num-format="1" text:start-value="1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WW8Num7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7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7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．" style:num-format="A" style:num-letter-sync="true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9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9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）" style:num-format="1" text:start-value="13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0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0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fo:text-indent="-0.741cm" fo:margin-left="2.011cm"/>
        </style:list-level-properties>
        <style:text-properties style:font-name="Wingdings"/>
      </text:list-level-style-bullet>
      <text:list-level-style-bullet text:level="2" text:style-name="WW8Num11z0" style:num-suffix="." text:bullet-char="">
        <style:list-level-properties text:list-level-position-and-space-mode="label-alignment">
          <style:list-level-label-alignment text:label-followed-by="listtab" fo:text-indent="-0.741cm" fo:margin-left="2.752cm"/>
        </style:list-level-properties>
        <style:text-properties style:font-name="Wingdings"/>
      </text:list-level-style-bullet>
      <text:list-level-style-bullet text:level="3" text:style-name="WW8Num11z0" style:num-suffix="." text:bullet-char="">
        <style:list-level-properties text:list-level-position-and-space-mode="label-alignment">
          <style:list-level-label-alignment text:label-followed-by="listtab" fo:text-indent="-0.741cm" fo:margin-left="3.493cm"/>
        </style:list-level-properties>
        <style:text-properties style:font-name="Wingdings"/>
      </text:list-level-style-bullet>
      <text:list-level-style-bullet text:level="4" text:style-name="WW8Num11z0" style:num-suffix="." text:bullet-char="">
        <style:list-level-properties text:list-level-position-and-space-mode="label-alignment">
          <style:list-level-label-alignment text:label-followed-by="listtab" fo:text-indent="-0.741cm" fo:margin-left="4.233cm"/>
        </style:list-level-properties>
        <style:text-properties style:font-name="Wingdings"/>
      </text:list-level-style-bullet>
      <text:list-level-style-bullet text:level="5" text:style-name="WW8Num11z0" style:num-suffix="." text:bullet-char="">
        <style:list-level-properties text:list-level-position-and-space-mode="label-alignment">
          <style:list-level-label-alignment text:label-followed-by="listtab" fo:text-indent="-0.741cm" fo:margin-left="4.974cm"/>
        </style:list-level-properties>
        <style:text-properties style:font-name="Wingdings"/>
      </text:list-level-style-bullet>
      <text:list-level-style-bullet text:level="6" text:style-name="WW8Num11z0" style:num-suffix="." text:bullet-char="">
        <style:list-level-properties text:list-level-position-and-space-mode="label-alignment">
          <style:list-level-label-alignment text:label-followed-by="listtab" fo:text-indent="-0.741cm" fo:margin-left="5.715cm"/>
        </style:list-level-properties>
        <style:text-properties style:font-name="Wingdings"/>
      </text:list-level-style-bullet>
      <text:list-level-style-bullet text:level="7" text:style-name="WW8Num11z0" style:num-suffix="." text:bullet-char="">
        <style:list-level-properties text:list-level-position-and-space-mode="label-alignment">
          <style:list-level-label-alignment text:label-followed-by="listtab" fo:text-indent="-0.741cm" fo:margin-left="6.456cm"/>
        </style:list-level-properties>
        <style:text-properties style:font-name="Wingdings"/>
      </text:list-level-style-bullet>
      <text:list-level-style-bullet text:level="8" text:style-name="WW8Num11z0" style:num-suffix="." text:bullet-char="">
        <style:list-level-properties text:list-level-position-and-space-mode="label-alignment">
          <style:list-level-label-alignment text:label-followed-by="listtab" fo:text-indent="-0.741cm" fo:margin-left="7.197cm"/>
        </style:list-level-properties>
        <style:text-properties style:font-name="Wingdings"/>
      </text:list-level-style-bullet>
      <text:list-level-style-bullet text:level="9" text:style-name="WW8Num11z0" style:num-suffix="." text:bullet-char="">
        <style:list-level-properties text:list-level-position-and-space-mode="label-alignment">
          <style:list-level-label-alignment text:label-followed-by="listtab" fo:text-indent="-0.741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fo:text-indent="-0.741cm" fo:margin-left="2.011cm"/>
        </style:list-level-properties>
        <style:text-properties style:font-name="Wingdings"/>
      </text:list-level-style-bullet>
      <text:list-level-style-bullet text:level="2" text:style-name="WW8Num12z0" style:num-suffix="." text:bullet-char="">
        <style:list-level-properties text:list-level-position-and-space-mode="label-alignment">
          <style:list-level-label-alignment text:label-followed-by="listtab" fo:text-indent="-0.741cm" fo:margin-left="2.752cm"/>
        </style:list-level-properties>
        <style:text-properties style:font-name="Wingdings"/>
      </text:list-level-style-bullet>
      <text:list-level-style-bullet text:level="3" text:style-name="WW8Num12z0" style:num-suffix="." text:bullet-char="">
        <style:list-level-properties text:list-level-position-and-space-mode="label-alignment">
          <style:list-level-label-alignment text:label-followed-by="listtab" fo:text-indent="-0.741cm" fo:margin-left="3.493cm"/>
        </style:list-level-properties>
        <style:text-properties style:font-name="Wingdings"/>
      </text:list-level-style-bullet>
      <text:list-level-style-bullet text:level="4" text:style-name="WW8Num12z0" style:num-suffix="." text:bullet-char="">
        <style:list-level-properties text:list-level-position-and-space-mode="label-alignment">
          <style:list-level-label-alignment text:label-followed-by="listtab" fo:text-indent="-0.741cm" fo:margin-left="4.233cm"/>
        </style:list-level-properties>
        <style:text-properties style:font-name="Wingdings"/>
      </text:list-level-style-bullet>
      <text:list-level-style-bullet text:level="5" text:style-name="WW8Num12z0" style:num-suffix="." text:bullet-char="">
        <style:list-level-properties text:list-level-position-and-space-mode="label-alignment">
          <style:list-level-label-alignment text:label-followed-by="listtab" fo:text-indent="-0.741cm" fo:margin-left="4.974cm"/>
        </style:list-level-properties>
        <style:text-properties style:font-name="Wingdings"/>
      </text:list-level-style-bullet>
      <text:list-level-style-bullet text:level="6" text:style-name="WW8Num12z0" style:num-suffix="." text:bullet-char="">
        <style:list-level-properties text:list-level-position-and-space-mode="label-alignment">
          <style:list-level-label-alignment text:label-followed-by="listtab" fo:text-indent="-0.741cm" fo:margin-left="5.715cm"/>
        </style:list-level-properties>
        <style:text-properties style:font-name="Wingdings"/>
      </text:list-level-style-bullet>
      <text:list-level-style-bullet text:level="7" text:style-name="WW8Num12z0" style:num-suffix="." text:bullet-char="">
        <style:list-level-properties text:list-level-position-and-space-mode="label-alignment">
          <style:list-level-label-alignment text:label-followed-by="listtab" fo:text-indent="-0.741cm" fo:margin-left="6.456cm"/>
        </style:list-level-properties>
        <style:text-properties style:font-name="Wingdings"/>
      </text:list-level-style-bullet>
      <text:list-level-style-bullet text:level="8" text:style-name="WW8Num12z0" style:num-suffix="." text:bullet-char="">
        <style:list-level-properties text:list-level-position-and-space-mode="label-alignment">
          <style:list-level-label-alignment text:label-followed-by="listtab" fo:text-indent="-0.741cm" fo:margin-left="7.197cm"/>
        </style:list-level-properties>
        <style:text-properties style:font-name="Wingdings"/>
      </text:list-level-style-bullet>
      <text:list-level-style-bullet text:level="9" text:style-name="WW8Num12z0" style:num-suffix="." text:bullet-char="">
        <style:list-level-properties text:list-level-position-and-space-mode="label-alignment">
          <style:list-level-label-alignment text:label-followed-by="listtab" fo:text-indent="-0.741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Wingdings"/>
      </text:list-level-style-bullet>
      <text:list-level-style-number text:level="2" text:style-name="WW8Num1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text:style-name="WW8Num1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text:style-name="WW8Num1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4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14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text:style-name="WW8Num14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14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14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text:style-name="WW8Num14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14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14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）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5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5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6z0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16z0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text:style-name="WW8Num16z0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16z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16z0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text:style-name="WW8Num16z0" style:num-suffix=".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16z0" style:num-suffix=".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16z0" style:num-suffix=".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7z0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17z0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text:style-name="WW8Num17z0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17z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17z0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text:style-name="WW8Num17z0" style:num-suffix=".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17z0" style:num-suffix=".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17z0" style:num-suffix=".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8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8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8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9z0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19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text:style-name="WW8Num19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19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19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text:style-name="WW8Num19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19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19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）" style:num-format="1" text:start-value="14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WW8Num20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20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20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）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2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2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）" style:num-format="1">
        <style:list-level-properties text:list-level-position-and-space-mode="label-alignment">
          <style:list-level-label-alignment text:label-followed-by="listtab" fo:text-indent="-0.635cm" fo:margin-left="1.191cm"/>
        </style:list-level-properties>
      </text:list-level-style-number>
      <text:list-level-style-number text:level="2" text:style-name="WW8Num2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037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778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741cm" fo:margin-left="3.519cm"/>
        </style:list-level-properties>
      </text:list-level-style-number>
      <text:list-level-style-number text:level="5" text:style-name="WW8Num2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26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01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741cm" fo:margin-left="5.741cm"/>
        </style:list-level-properties>
      </text:list-level-style-number>
      <text:list-level-style-number text:level="8" text:style-name="WW8Num2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482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2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</meta:initial-creator>
    <meta:creation-date>2016-01-04T16:58:00</meta:creation-date>
    <dc:creator>root </dc:creator>
    <dc:date>2018-09-30T08:57:35.926756631</dc:date>
    <meta:editing-cycles>553</meta:editing-cycles>
    <meta:editing-duration>P3DT2H25M6S</meta:editing-duration>
    <meta:generator>LibreOffice/5.0.6.2$Linux_X86_64 LibreOffice_project/00$Build-2</meta:generator>
    <meta:document-statistic meta:table-count="0" meta:image-count="0" meta:object-count="0" meta:page-count="5" meta:paragraph-count="126" meta:word-count="1699" meta:character-count="3410" meta:non-whitespace-character-count="2944"/>
    <meta:user-defined meta:name="KSOProductBuildVer">2052-10.1.0.5399</meta:user-defined>
  </office:meta>
</office:document-meta>
</file>